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d4d4d4"/>
    </style:style>
    <style:style style:name="T7" style:family="text">
      <style:text-properties fo:color="#ce9178"/>
    </style:style>
    <style:style style:name="T8" style:family="text">
      <style:text-properties fo:color="#6a9955"/>
    </style:style>
    <style:style style:name="T9" style:family="text">
      <style:text-properties fo:color="#b5cea8"/>
    </style:style>
    <style:style style:name="T10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matplotlib</text:span>.<text:span text:style-name="T2">pyplot</text:span> <text:span text:style-name="T1">as</text:span> <text:span text:style-name="T2">plt</text:span></text:p>
      <text:p text:style-name="P1"><text:span text:style-name="T1">import</text:span> <text:span text:style-name="T2">numpy</text:span> <text:span text:style-name="T1">as</text:span> <text:span text:style-name="T2">np</text:span></text:p>
      <text:p text:style-name="P1"><text:span text:style-name="T1">from</text:span> <text:span text:style-name="T2">evn_ppo</text:span> <text:span text:style-name="T1">import</text:span> <text:span text:style-name="T2">CustomEnv</text:span></text:p>
      <text:p text:style-name="P1"><text:span text:style-name="T1">from</text:span> <text:span text:style-name="T2">stable_baselines3</text:span> <text:span text:style-name="T1">import</text:span> <text:span text:style-name="T2">PPO</text:span></text:p>
      <text:p text:style-name="P1"><text:span text:style-name="T1">from</text:span> <text:span text:style-name="T2">stable_baselines3</text:span>.<text:span text:style-name="T2">common</text:span>.<text:span text:style-name="T2">callbacks</text:span> <text:span text:style-name="T1">import</text:span> <text:span text:style-name="T2">BaseCallback</text:span></text:p>
      <text:p text:style-name="P4"/>
      <text:p text:style-name="P1"><text:span text:style-name="T3">class</text:span> <text:span text:style-name="T2">LossLoggingCallback</text:span>(<text:span text:style-name="T2">BaseCallback</text:span>):</text:p>
      <text:p text:style-name="P2">"""Custom callback to log training loss over time."""</text:p>
      <text:p text:style-name="P1"><text:span text:style-name="T3">def</text:span> <text:span text:style-name="T4">__init__</text:span>(<text:span text:style-name="T5">self</text:span>):</text:p>
      <text:p text:style-name="P1"><text:span text:style-name="T2">super</text:span>(<text:span text:style-name="T2">LossLoggingCallback</text:span>, <text:span text:style-name="T5">self</text:span>).<text:span text:style-name="T4">__init__</text:span>()</text:p>
      <text:p text:style-name="P1"><text:span text:style-name="T5">self</text:span>.<text:span text:style-name="T5">losses</text:span> <text:span text:style-name="T6">=</text:span> []</text:p>
      <text:p text:style-name="P1"><text:span text:style-name="T5">self</text:span>.<text:span text:style-name="T5">timesteps</text:span> <text:span text:style-name="T6">=</text:span> []</text:p>
      <text:p text:style-name="P4"/>
      <text:p text:style-name="P1"><text:span text:style-name="T3">def</text:span> <text:span text:style-name="T4">_on_step</text:span>(<text:span text:style-name="T5">self</text:span>) -&gt; <text:span text:style-name="T2">bool</text:span>:</text:p>
      <text:p text:style-name="P3"># Log the current training loss</text:p>
      <text:p text:style-name="P1"><text:span text:style-name="T1">if</text:span> <text:span text:style-name="T7">"train/loss"</text:span> <text:span text:style-name="T3">in</text:span> <text:span text:style-name="T5">self</text:span>.<text:span text:style-name="T5">model</text:span>.<text:span text:style-name="T5">logger</text:span>.<text:span text:style-name="T5">name_to_value</text:span>:</text:p>
      <text:p text:style-name="P1"><text:span text:style-name="T5">self</text:span>.<text:span text:style-name="T5">losses</text:span>.<text:span text:style-name="T4">append</text:span>(<text:span text:style-name="T5">self</text:span>.<text:span text:style-name="T5">model</text:span>.<text:span text:style-name="T5">logger</text:span>.<text:span text:style-name="T5">name_to_value</text:span>[<text:span text:style-name="T7">"train/loss"</text:span>])</text:p>
      <text:p text:style-name="P1"><text:span text:style-name="T5">self</text:span>.<text:span text:style-name="T5">timesteps</text:span>.<text:span text:style-name="T4">append</text:span>(<text:span text:style-name="T5">self</text:span>.<text:span text:style-name="T5">num_timesteps</text:span>)</text:p>
      <text:p text:style-name="P1"><text:span text:style-name="T1">return</text:span> <text:span text:style-name="T3">True</text:span></text:p>
      <text:p text:style-name="P4"/>
      <text:p text:style-name="P1"><text:span text:style-name="T3">def</text:span> <text:span text:style-name="T4">visualize_grid</text:span>(<text:span text:style-name="T5">env</text:span>, <text:span text:style-name="T5">ax</text:span>):</text:p>
      <text:p text:style-name="P2">"""Visualize the grid environment with the agent and goal."""</text:p>
      <text:p text:style-name="P1"><text:span text:style-name="T5">grid_size</text:span> <text:span text:style-name="T6">=</text:span> <text:span text:style-name="T5">env</text:span>.grid_size</text:p>
      <text:p text:style-name="P1"><text:span text:style-name="T5">grid</text:span> <text:span text:style-name="T6">=</text:span> <text:span text:style-name="T5">env</text:span>.render(<text:span text:style-name="T5">mode</text:span><text:span text:style-name="T6">=</text:span><text:span text:style-name="T7">"rgb_array"</text:span>) <text:span text:style-name="T8"># Get the RGB representation of the grid</text:span></text:p>
      <text:p text:style-name="P4"/>
      <text:p text:style-name="P3"># Plot the grid</text:p>
      <text:p text:style-name="P1"><text:span text:style-name="T5">ax</text:span>.imshow(<text:span text:style-name="T5">grid</text:span>)</text:p>
      <text:p text:style-name="P1"><text:span text:style-name="T5">ax</text:span>.set_xticks(<text:span text:style-name="T2">range</text:span>(<text:span text:style-name="T5">grid_size</text:span>))</text:p>
      <text:p text:style-name="P1"><text:span text:style-name="T5">ax</text:span>.set_yticks(<text:span text:style-name="T2">range</text:span>(<text:span text:style-name="T5">grid_size</text:span>))</text:p>
      <text:p text:style-name="P1"><text:span text:style-name="T5">ax</text:span>.set_xticks([<text:span text:style-name="T5">x</text:span> <text:span text:style-name="T6">-</text:span> <text:span text:style-name="T9">0.5</text:span> <text:span text:style-name="T1">for</text:span> <text:span text:style-name="T5">x</text:span> <text:span text:style-name="T1">in</text:span> <text:span text:style-name="T2">range</text:span>(<text:span text:style-name="T9">1</text:span>, <text:span text:style-name="T5">grid_size</text:span>)], <text:span text:style-name="T5">minor</text:span><text:span text:style-name="T6">=</text:span><text:span text:style-name="T3">True</text:span>)</text:p>
      <text:p text:style-name="P1"><text:span text:style-name="T5">ax</text:span>.set_yticks([<text:span text:style-name="T5">y</text:span> <text:span text:style-name="T6">-</text:span> <text:span text:style-name="T9">0.5</text:span> <text:span text:style-name="T1">for</text:span> <text:span text:style-name="T5">y</text:span> <text:span text:style-name="T1">in</text:span> <text:span text:style-name="T2">range</text:span>(<text:span text:style-name="T9">1</text:span>, <text:span text:style-name="T5">grid_size</text:span>)], <text:span text:style-name="T5">minor</text:span><text:span text:style-name="T6">=</text:span><text:span text:style-name="T3">True</text:span>)</text:p>
      <text:p text:style-name="P1"><text:span text:style-name="T5">ax</text:span>.grid(<text:span text:style-name="T5">which</text:span><text:span text:style-name="T6">=</text:span><text:span text:style-name="T7">"minor"</text:span>, <text:span text:style-name="T5">color</text:span><text:span text:style-name="T6">=</text:span><text:span text:style-name="T7">"black"</text:span>, <text:span text:style-name="T5">linestyle</text:span><text:span text:style-name="T6">=</text:span><text:span text:style-name="T7">'-'</text:span>, <text:span text:style-name="T5">linewidth</text:span><text:span text:style-name="T6">=</text:span><text:span text:style-name="T9">1</text:span>)</text:p>
      <text:p text:style-name="P1"><text:span text:style-name="T5">ax</text:span>.tick_params(<text:span text:style-name="T5">axis</text:span><text:span text:style-name="T6">=</text:span><text:span text:style-name="T7">"both"</text:span>, <text:span text:style-name="T5">which</text:span><text:span text:style-name="T6">=</text:span><text:span text:style-name="T7">"both"</text:span>, <text:span text:style-name="T5">length</text:span><text:span text:style-name="T6">=</text:span><text:span text:style-name="T9">0</text:span>) <text:span text:style-name="T8"># Hide tick marks</text:span></text:p>
      <text:p text:style-name="P1"><text:span text:style-name="T5">ax</text:span>.set_xticklabels([])</text:p>
      <text:p text:style-name="P1"><text:span text:style-name="T5">ax</text:span>.set_yticklabels([])</text:p>
      <text:p text:style-name="P4"/>
      <text:p text:style-name="P1"><text:span text:style-name="T3">def</text:span> <text:span text:style-name="T4">train_agent</text:span>(<text:span text:style-name="T5">env</text:span>):</text:p>
      <text:p text:style-name="P2">"""Train the PPO agent with loss logging."""</text:p>
      <text:p text:style-name="P1"><text:span text:style-name="T4">print</text:span>(<text:span text:style-name="T7">"Training the agent..."</text:span>)</text:p>
      <text:p text:style-name="P1"><text:span text:style-name="T5">model</text:span> <text:span text:style-name="T6">=</text:span> <text:span text:style-name="T2">PPO</text:span>(<text:span text:style-name="T7">"MlpPolicy"</text:span>, <text:span text:style-name="T5">env</text:span>, <text:span text:style-name="T5">verbose</text:span><text:span text:style-name="T6">=</text:span><text:span text:style-name="T9">1</text:span>)</text:p>
      <text:p text:style-name="P4"/>
      <text:p text:style-name="P3"># Create and attach the loss logging callback</text:p>
      <text:p text:style-name="P1"><text:span text:style-name="T5">loss_callback</text:span> <text:span text:style-name="T6">=</text:span> <text:span text:style-name="T2">LossLoggingCallback</text:span>()</text:p>
      <text:p text:style-name="P1"><text:span text:style-name="T5">model</text:span>.<text:span text:style-name="T4">learn</text:span>(<text:span text:style-name="T5">total_timesteps</text:span><text:span text:style-name="T6">=</text:span><text:span text:style-name="T9">50000</text:span>, <text:span text:style-name="T5">callback</text:span><text:span text:style-name="T6">=</text:span><text:span text:style-name="T5">loss_callback</text:span>) <text:span text:style-name="T8"># Train for 50,000 timesteps</text:span></text:p>
      <text:p text:style-name="P1"><text:span text:style-name="T5">model</text:span>.<text:span text:style-name="T4">save</text:span>(<text:span text:style-name="T7">"ppo_agent"</text:span>) <text:span text:style-name="T8"># Save the trained model</text:span></text:p>
      <text:p text:style-name="P1"><text:span text:style-name="T4">print</text:span>(<text:span text:style-name="T7">"Model trained and saved as 'ppo_agent'."</text:span>)</text:p>
      <text:p text:style-name="P1"><text:span text:style-name="T1">return</text:span> <text:span text:style-name="T5">model</text:span>, <text:span text:style-name="T5">loss_callback</text:span></text:p>
      <text:p text:style-name="P4"><text:soft-page-break/></text:p>
      <text:p text:style-name="P1"><text:span text:style-name="T3">def</text:span> <text:span text:style-name="T4">evaluate_agent</text:span>(<text:span text:style-name="T5">model</text:span>, <text:span text:style-name="T5">env</text:span>, <text:span text:style-name="T5">episodes</text:span><text:span text:style-name="T6">=</text:span><text:span text:style-name="T9">5</text:span>):</text:p>
      <text:p text:style-name="P2">"""Evaluate the trained agent."""</text:p>
      <text:p text:style-name="P1"><text:span text:style-name="T1">for</text:span> <text:span text:style-name="T5">ep</text:span> <text:span text:style-name="T1">in</text:span> <text:span text:style-name="T2">range</text:span>(<text:span text:style-name="T5">episodes</text:span>):</text:p>
      <text:p text:style-name="P1"><text:span text:style-name="T5">obs</text:span>, <text:span text:style-name="T5">_</text:span> <text:span text:style-name="T6">=</text:span> <text:span text:style-name="T5">env</text:span>.reset()</text:p>
      <text:p text:style-name="P1"><text:span text:style-name="T5">terminated</text:span>, <text:span text:style-name="T5">truncated</text:span> <text:span text:style-name="T6">=</text:span> <text:span text:style-name="T3">False</text:span>, <text:span text:style-name="T3">False</text:span></text:p>
      <text:p text:style-name="P1"><text:span text:style-name="T5">total_reward</text:span> <text:span text:style-name="T6">=</text:span> <text:span text:style-name="T9">0</text:span></text:p>
      <text:p text:style-name="P1"><text:span text:style-name="T4">print</text:span>(<text:span text:style-name="T3">f</text:span><text:span text:style-name="T7">"</text:span><text:span text:style-name="T10">\n</text:span><text:span text:style-name="T7">Episode </text:span><text:span text:style-name="T3">{</text:span><text:span text:style-name="T5">ep</text:span> <text:span text:style-name="T6">+</text:span> <text:span text:style-name="T9">1</text:span><text:span text:style-name="T3">}</text:span><text:span text:style-name="T7">"</text:span>)</text:p>
      <text:p text:style-name="P4"/>
      <text:p text:style-name="P3"># Set up the matplotlib figure for visualization</text:p>
      <text:p text:style-name="P1"><text:span text:style-name="T5">fig</text:span>, <text:span text:style-name="T5">ax</text:span> <text:span text:style-name="T6">=</text:span> <text:span text:style-name="T2">plt</text:span>.<text:span text:style-name="T4">subplots</text:span>(<text:span text:style-name="T5">figsize</text:span><text:span text:style-name="T6">=</text:span>(<text:span text:style-name="T9">6</text:span>, <text:span text:style-name="T9">6</text:span>))</text:p>
      <text:p text:style-name="P1"><text:span text:style-name="T4">visualize_grid</text:span>(<text:span text:style-name="T5">env</text:span>, <text:span text:style-name="T5">ax</text:span>)</text:p>
      <text:p text:style-name="P1"><text:span text:style-name="T2">plt</text:span>.<text:span text:style-name="T4">pause</text:span>(<text:span text:style-name="T9">0.5</text:span>) <text:span text:style-name="T8"># Pause to visualize the initial state</text:span></text:p>
      <text:p text:style-name="P4"/>
      <text:p text:style-name="P1"><text:span text:style-name="T1">while</text:span> <text:span text:style-name="T3">not</text:span> (<text:span text:style-name="T5">terminated</text:span> <text:span text:style-name="T3">or</text:span> <text:span text:style-name="T5">truncated</text:span>):</text:p>
      <text:p text:style-name="P1"><text:span text:style-name="T5">action</text:span>, <text:span text:style-name="T5">_</text:span> <text:span text:style-name="T6">=</text:span> <text:span text:style-name="T5">model</text:span>.predict(<text:span text:style-name="T5">obs</text:span>)</text:p>
      <text:p text:style-name="P1"><text:span text:style-name="T5">obs</text:span>, <text:span text:style-name="T5">reward</text:span>, <text:span text:style-name="T5">terminated</text:span>, <text:span text:style-name="T5">truncated</text:span>, <text:span text:style-name="T5">_</text:span> <text:span text:style-name="T6">=</text:span> <text:span text:style-name="T5">env</text:span>.step(<text:span text:style-name="T5">action</text:span>)</text:p>
      <text:p text:style-name="P1"><text:span text:style-name="T5">total_reward</text:span> <text:span text:style-name="T6">+=</text:span> <text:span text:style-name="T5">reward</text:span></text:p>
      <text:p text:style-name="P4"/>
      <text:p text:style-name="P3"># Update the grid visualization</text:p>
      <text:p text:style-name="P1"><text:span text:style-name="T5">ax</text:span>.<text:span text:style-name="T4">clear</text:span>()</text:p>
      <text:p text:style-name="P1"><text:span text:style-name="T4">visualize_grid</text:span>(<text:span text:style-name="T5">env</text:span>, <text:span text:style-name="T5">ax</text:span>)</text:p>
      <text:p text:style-name="P1"><text:span text:style-name="T2">plt</text:span>.<text:span text:style-name="T4">pause</text:span>(<text:span text:style-name="T9">0.5</text:span>) <text:span text:style-name="T8"># Pause to create animation effect</text:span></text:p>
      <text:p text:style-name="P4"/>
      <text:p text:style-name="P1"><text:span text:style-name="T2">plt</text:span>.<text:span text:style-name="T4">close</text:span>() <text:span text:style-name="T8"># Close the figure after the episode ends</text:span></text:p>
      <text:p text:style-name="P1"><text:span text:style-name="T4">print</text:span>(<text:span text:style-name="T3">f</text:span><text:span text:style-name="T7">"Total Reward: </text:span><text:span text:style-name="T3">{</text:span><text:span text:style-name="T5">total_reward</text:span><text:span text:style-name="T3">}</text:span><text:span text:style-name="T7">"</text:span>)</text:p>
      <text:p text:style-name="P4"/>
      <text:p text:style-name="P1"><text:span text:style-name="T3">def</text:span> <text:span text:style-name="T4">plot_losses</text:span>(<text:span text:style-name="T5">loss_callback</text:span>):</text:p>
      <text:p text:style-name="P2">"""Plot the training loss over timesteps."""</text:p>
      <text:p text:style-name="P1"><text:span text:style-name="T2">plt</text:span>.<text:span text:style-name="T4">figure</text:span>(<text:span text:style-name="T5">figsize</text:span><text:span text:style-name="T6">=</text:span>(<text:span text:style-name="T9">10</text:span>, <text:span text:style-name="T9">6</text:span>))</text:p>
      <text:p text:style-name="P1"><text:span text:style-name="T2">plt</text:span>.<text:span text:style-name="T4">plot</text:span>(<text:span text:style-name="T5">loss_callback</text:span>.timesteps, <text:span text:style-name="T5">loss_callback</text:span>.losses, <text:span text:style-name="T5">label</text:span><text:span text:style-name="T6">=</text:span><text:span text:style-name="T7">"Training Loss"</text:span>)</text:p>
      <text:p text:style-name="P1"><text:span text:style-name="T2">plt</text:span>.<text:span text:style-name="T4">xlabel</text:span>(<text:span text:style-name="T7">"Timesteps"</text:span>)</text:p>
      <text:p text:style-name="P1"><text:span text:style-name="T2">plt</text:span>.<text:span text:style-name="T4">ylabel</text:span>(<text:span text:style-name="T7">"Loss"</text:span>)</text:p>
      <text:p text:style-name="P1"><text:span text:style-name="T2">plt</text:span>.<text:span text:style-name="T4">title</text:span>(<text:span text:style-name="T7">"Training Loss vs Timesteps"</text:span>)</text:p>
      <text:p text:style-name="P1"><text:span text:style-name="T2">plt</text:span>.<text:span text:style-name="T4">legend</text:span>()</text:p>
      <text:p text:style-name="P1"><text:span text:style-name="T2">plt</text:span>.<text:span text:style-name="T4">grid</text:span>()</text:p>
      <text:p text:style-name="P1"><text:span text:style-name="T2">plt</text:span>.<text:span text:style-name="T4">show</text:span>()</text:p>
      <text:p text:style-name="P4"/>
      <text:p text:style-name="P1"><text:span text:style-name="T1">if</text:span> <text:span text:style-name="T5">__name__</text:span> <text:span text:style-name="T6">==</text:span> <text:span text:style-name="T7">"__main__"</text:span>:</text:p>
      <text:p text:style-name="P1"><text:span text:style-name="T5">env</text:span> <text:span text:style-name="T6">=</text:span> <text:span text:style-name="T2">CustomEnv</text:span>(<text:span text:style-name="T5">start</text:span><text:span text:style-name="T6">=</text:span>(<text:span text:style-name="T9">0</text:span>, <text:span text:style-name="T9">0</text:span>), <text:span text:style-name="T5">goal</text:span><text:span text:style-name="T6">=</text:span>(<text:span text:style-name="T9">5</text:span>, <text:span text:style-name="T9">5</text:span>), <text:span text:style-name="T5">grid_size</text:span><text:span text:style-name="T6">=</text:span><text:span text:style-name="T9">10</text:span>)</text:p>
      <text:p text:style-name="P4"/>
      <text:p text:style-name="P3"># Ask user whether to train the agent or load an existing model</text:p>
      <text:p text:style-name="P1"><text:span text:style-name="T5">choice</text:span> <text:span text:style-name="T6">=</text:span> <text:span text:style-name="T4">input</text:span>(<text:span text:style-name="T7">"Do you want to train the agent? (y/n): "</text:span>).<text:span text:style-name="T4">strip</text:span>().<text:span text:style-name="T4">lower</text:span>()</text:p>
      <text:p text:style-name="P1"><text:span text:style-name="T1">if</text:span> <text:span text:style-name="T5">choice</text:span> <text:span text:style-name="T6">==</text:span> <text:span text:style-name="T7">"y"</text:span>:</text:p>
      <text:p text:style-name="P3"># Train the agent and log losses</text:p>
      <text:p text:style-name="P1"><text:span text:style-name="T5">model</text:span>, <text:span text:style-name="T5">loss_callback</text:span> <text:span text:style-name="T6">=</text:span> <text:span text:style-name="T4">train_agent</text:span>(<text:span text:style-name="T5">env</text:span>)</text:p>
      <text:p text:style-name="P4"/>
      <text:p text:style-name="P3"><text:soft-page-break/># Plot the training loss</text:p>
      <text:p text:style-name="P1"><text:span text:style-name="T4">plot_losses</text:span>(<text:span text:style-name="T5">loss_callback</text:span>)</text:p>
      <text:p text:style-name="P1"><text:span text:style-name="T1">else</text:span>:</text:p>
      <text:p text:style-name="P3"># Load the pretrained model</text:p>
      <text:p text:style-name="P1"><text:span text:style-name="T5">model</text:span> <text:span text:style-name="T6">=</text:span> <text:span text:style-name="T2">PPO</text:span>.<text:span text:style-name="T4">load</text:span>(<text:span text:style-name="T7">"ppo_agent"</text:span>)</text:p>
      <text:p text:style-name="P4"/>
      <text:p text:style-name="P3"># Evaluate the agent</text:p>
      <text:p text:style-name="P1"><text:span text:style-name="T4">evaluate_agent</text:span>(<text:span text:style-name="T5">model</text:span>, <text:span text:style-name="T5">env</text:span>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4:49:54.359278594</meta:creation-date>
    <dc:date>2024-11-24T19:27:29.007601395</dc:date>
    <meta:editing-duration>PT4H27M24S</meta:editing-duration>
    <meta:editing-cycles>1</meta:editing-cycles>
    <meta:document-statistic meta:table-count="0" meta:image-count="0" meta:object-count="0" meta:page-count="3" meta:paragraph-count="86" meta:word-count="363" meta:character-count="3070" meta:non-whitespace-character-count="2793"/>
    <meta:generator>LibreOffice/6.4.7.2$Linux_X86_64 LibreOffice_project/40$Build-2</meta:generator>
  </office:meta>
</office:document-meta>
</file>